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3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3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3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3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3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3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3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3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 office:value-type="string">
            <text:p>ctrembl2002@yahoo.ca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 office:value-type="string">
            <text:p>rmfaile@bellsouth.net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3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3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3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3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row table:style-name="ro2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6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3"/>
        </table:table-row>
        <table:table-row table:style-name="ro2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3"/>
        </table:table-row>
        <table:table-row table:style-name="ro2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3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3"/>
        </table:table-row>
        <table:table-row table:style-name="ro2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3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1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8"/>
        </table:table-row>
        <table:table-row table:style-name="ro2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8"/>
        </table:table-row>
        <table:table-row table:style-name="ro2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49"/>
        </table:table-row>
        <table:table-row table:style-name="ro1" table:number-rows-repeated="6518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3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3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3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3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3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</table:table>
      <table:table table:name="KA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TR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Fin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Dutch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3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3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Brasil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3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3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3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2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Chi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3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3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3">2008.01.23</text:date>, <text:time>15:07:1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2$Build-9250</meta:generator>
    <meta:creation-date>2007-04-25T07:50:52</meta:creation-date>
    <dc:creator>szalaik</dc:creator>
    <dc:date>2008-01-23T15:07:16</dc:date>
    <meta:editing-cycles>194</meta:editing-cycles>
    <meta:editing-duration>PT19H15M30S</meta:editing-duration>
    <meta:user-defined meta:name="Info 1"/>
    <meta:user-defined meta:name="Info 2"/>
    <meta:user-defined meta:name="Info 3"/>
    <meta:user-defined meta:name="Info 4"/>
    <meta:document-statistic meta:table-count="15" meta:cell-count="9120"/>
  </office:meta>
</office:document-meta>
</file>